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2"><text:soft-page-break/><text:span text:style-name="T6">Sat Nov 11, 2017</text:span> 5 miles</text:p>
      <text:p text:style-name="P1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1"/>
      <text:p text:style-name="P1">Sun Nov 12, 2017 <text:span text:style-name="T1">0.5 miles</text:span></text:p>
      <text:p text:style-name="P1">I ran a half mile before we flew from Amsterdam to Toronto. I have a cold.</text:p>
      <text:p text:style-name="P1"/>
      <text:p text:style-name="P1">Mon Nov 13, 2017 <text:span text:style-name="T1">no running</text:span></text:p>
      <text:p text:style-name="P1">We drove home from Toronto. <text:s/>My cold is a little better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13T15:51:21.16</dc:date>
    <dc:creator>James Lombardi</dc:creator>
    <meta:editing-duration>PT7H48M32S</meta:editing-duration>
    <meta:editing-cycles>34</meta:editing-cycles>
    <meta:generator>OpenOffice/4.1.2$Win32 OpenOffice.org_project/412m3$Build-9782</meta:generator>
    <meta:document-statistic meta:table-count="0" meta:image-count="0" meta:object-count="0" meta:page-count="5" meta:paragraph-count="86" meta:word-count="1325" meta:character-count="6276"/>
  </office:meta>
</office:document-meta>
</file>